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officeooo:rsid="002fbbcc" officeooo:paragraph-rsid="002fbbcc"/>
    </style:style>
    <style:style style:name="P2" style:family="paragraph" style:parent-style-name="Standard">
      <style:text-properties officeooo:paragraph-rsid="002e3bad"/>
    </style:style>
    <style:style style:name="P3" style:family="paragraph" style:parent-style-name="Standard">
      <style:text-properties officeooo:paragraph-rsid="002b2d49"/>
    </style:style>
    <style:style style:name="P4" style:family="paragraph" style:parent-style-name="Standard">
      <style:text-properties officeooo:paragraph-rsid="001bd8d8"/>
    </style:style>
    <style:style style:name="T1" style:family="text">
      <style:text-properties officeooo:rsid="0009890e"/>
    </style:style>
    <style:style style:name="T2" style:family="text">
      <style:text-properties officeooo:rsid="000e2002"/>
    </style:style>
    <style:style style:name="T3" style:family="text">
      <style:text-properties officeooo:rsid="000eb65b"/>
    </style:style>
    <style:style style:name="T4" style:family="text">
      <style:text-properties officeooo:rsid="000f6891"/>
    </style:style>
    <style:style style:name="T5" style:family="text">
      <style:text-properties officeooo:rsid="000f8eaa"/>
    </style:style>
    <style:style style:name="T6" style:family="text">
      <style:text-properties officeooo:rsid="00107da9"/>
    </style:style>
    <style:style style:name="T7" style:family="text">
      <style:text-properties officeooo:rsid="001213ed"/>
    </style:style>
    <style:style style:name="T8" style:family="text">
      <style:text-properties officeooo:rsid="0013a1ce"/>
    </style:style>
    <style:style style:name="T9" style:family="text">
      <style:text-properties officeooo:rsid="00158731"/>
    </style:style>
    <style:style style:name="T10" style:family="text">
      <style:text-properties officeooo:rsid="0016e70b"/>
    </style:style>
    <style:style style:name="T11" style:family="text">
      <style:text-properties officeooo:rsid="0017345a"/>
    </style:style>
    <style:style style:name="T12" style:family="text">
      <style:text-properties officeooo:rsid="00314686"/>
    </style:style>
    <style:style style:name="T13" style:family="text">
      <style:text-properties officeooo:rsid="0034566f"/>
    </style:style>
    <style:style style:name="T14" style:family="text">
      <style:text-properties officeooo:rsid="00328278"/>
    </style:style>
    <style:style style:name="T15" style:family="text">
      <style:text-properties officeooo:rsid="0032d31a"/>
    </style:style>
    <style:style style:name="T16" style:family="text">
      <style:text-properties officeooo:rsid="0034a28c"/>
    </style:style>
    <style:style style:name="T17" style:family="text">
      <style:text-properties officeooo:rsid="00369960"/>
    </style:style>
    <style:style style:name="T18" style:family="text">
      <style:text-properties officeooo:rsid="0036854b"/>
    </style:style>
    <style:style style:name="T19" style:family="text">
      <style:text-properties officeooo:rsid="0036d9e3"/>
    </style:style>
    <style:style style:name="T20" style:family="text">
      <style:text-properties officeooo:rsid="003708b8"/>
    </style:style>
    <style:style style:name="T21" style:family="text">
      <style:text-properties officeooo:rsid="0038ab04"/>
    </style:style>
    <style:style style:name="T22" style:family="text">
      <style:text-properties officeooo:rsid="001865b7"/>
    </style:style>
    <style:style style:name="T23" style:family="text">
      <style:text-properties officeooo:rsid="0019fb4e"/>
    </style:style>
    <style:style style:name="T24" style:family="text">
      <style:text-properties officeooo:rsid="00283323"/>
    </style:style>
    <style:style style:name="T25" style:family="text">
      <style:text-properties officeooo:rsid="001bd8d8"/>
    </style:style>
    <style:style style:name="T26" style:family="text">
      <style:text-properties officeooo:rsid="002c73d2"/>
    </style:style>
    <style:style style:name="T27" style:family="text">
      <style:text-properties officeooo:rsid="002e3bad"/>
    </style:style>
    <style:style style:name="T28" style:family="text">
      <style:text-properties officeooo:rsid="002968c7"/>
    </style:style>
    <style:style style:name="T29" style:family="text">
      <style:text-properties officeooo:rsid="002b2d49"/>
    </style:style>
    <style:style style:name="T30" style:family="text">
      <style:text-properties officeooo:rsid="001a9fa9"/>
    </style:style>
    <style:style style:name="T31" style:family="text">
      <style:text-properties officeooo:rsid="00212379"/>
    </style:style>
    <style:style style:name="T32" style:family="text">
      <style:text-properties officeooo:rsid="0026a8e6"/>
    </style:style>
    <style:style style:name="T33" style:family="text">
      <style:text-properties officeooo:rsid="0023414e"/>
    </style:style>
    <style:style style:name="T34" style:family="text">
      <style:text-properties officeooo:rsid="0024d011"/>
    </style:style>
    <style:style style:name="T35" style:family="text">
      <style:text-properties officeooo:rsid="00200f6e"/>
    </style:style>
    <style:style style:name="T36" style:family="text">
      <style:text-properties officeooo:rsid="001fdc62"/>
    </style:style>
    <style:style style:name="T37" style:family="text">
      <style:text-properties officeooo:rsid="001d9632"/>
    </style:style>
    <style:style style:name="T38" style:family="text">
      <style:text-properties officeooo:rsid="001f9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QL</text:p>
      <text:p text:style-name="Standard"/>
      <text:p text:style-name="Standard"><text:span text:style-name="T1">1.) </text:span>Types of commands and their examples.</text:p>
      <text:p text:style-name="Standard"><text:tab/><text:span text:style-name="T2">Data definition – create table, drop table</text:span></text:p>
      <text:p text:style-name="Standard"><text:tab/><text:span text:style-name="T2">Data manipulation – insert, update, delete</text:span></text:p>
      <text:p text:style-name="Standard"><text:tab/><text:span text:style-name="T2">Data querying – select</text:span></text:p>
      <text:p text:style-name="Standard"><text:tab/><text:span text:style-name="T2">Data access – create user, set permissions</text:span></text:p>
      <text:p text:style-name="Standard"><text:span text:style-name="T1">2.) </text:span>What is Normalization and denormalization?</text:p>
      <text:p text:style-name="Standard"><text:tab/><text:span text:style-name="T3">Normalization – Taking a table which is more prone to data issues by breaking the table into smaller pieces, thus reducing redundancy.</text:span></text:p>
      <text:p text:style-name="Standard"><text:tab/><text:span text:style-name="T3">Denormalization – Reversing the normalization process because not all business cases require mathematically certain data reliability and ‘good enough’ is fine for the use case, or the database used is a NoSQL database in which case normalization does not provide a ton of benefit.</text:span></text:p>
      <text:p text:style-name="Standard"><text:span text:style-name="T1">3.) </text:span>Explain 1NF, 2NF, 3NF.</text:p>
      <text:p text:style-name="Standard"><text:tab/><text:span text:style-name="T3">1NF – 1NF is the first level in the normalization process and involves removing nested data structures, so an order allowing multiple </text:span><text:span text:style-name="T4">customers would have to have a single “Customer” entry with possibly multiple entries in the DB, not just a list of all the customers in a single entry.</text:span></text:p>
      <text:p text:style-name="Standard"><text:tab/><text:span text:style-name="T3">2NF – </text:span><text:span text:style-name="T4">Involves removing partial dependencies on a table that already meets the requirement for 1NF. Partial dependencies are dependencies where a value is only partially dependent on the full primary key. </text:span><text:span text:style-name="T5">The partial dependence is a candidate for being made into its own entity.</text:span></text:p>
      <text:p text:style-name="Standard"><text:tab/><text:span text:style-name="T3">3NF – </text:span><text:span text:style-name="T5">Involves removing transitive dependencies on a table that already meets the requirements for 2NF. A transitive dependency is one which the value depends on the full primary key, but it does so through another reference value. </text:span><text:span text:style-name="T6">Like a partial dependency, the transitive dependency is a candidate for being made into a lookup/reference table since the value being in the table is redundant.</text:span></text:p>
      <text:p text:style-name="Standard"><text:span text:style-name="T1">4.) </text:span>Share use case where you had to do denormalization in database..</text:p>
      <text:p text:style-name="Standard"><text:tab/><text:span text:style-name="T7">In order to increase response times on a highly normalized database, we had to denormalize the database. It made some queries slightly slower since the program now has to check for data integrity more, but the normalization process brings with it computationally heavy joins that a simpler select would not have an issue with.</text:span></text:p>
      <text:p text:style-name="Standard"><text:span text:style-name="T1">5.) </text:span>What is primary key and foreign key?</text:p>
      <text:p text:style-name="Standard"><text:tab/><text:span text:style-name="T8">They are the same value, just depending on whether you’re in the source table or not. A primary key is an identifying value (or values for a composite key) that uniquely identifies a row in the table the data is stored in. A foreign key takes advantage of that uniquely identifying property and references the row using the primary </text:span><text:span text:style-name="T9">key’s value.</text:span></text:p>
      <text:p text:style-name="Standard"><text:span text:style-name="T1">6.) W</text:span>hat is alternate and candidate key?</text:p>
      <text:p text:style-name="Standard"><text:tab/><text:span text:style-name="T10">Alternate key – A candidate key (value or values) that could have been chosen as the primary key, but for some reason was not.</text:span></text:p>
      <text:p text:style-name="Standard"><text:tab/><text:span text:style-name="T10">Candidate key – A key that, separately or with other keys, uniquely defines a row or is able to be used as a primary key.</text:span></text:p>
      <text:p text:style-name="Standard"><text:span text:style-name="T1">7.) </text:span>What are window functions?</text:p>
      <text:p text:style-name="Standard"><text:tab/><text:span text:style-name="T11">Window functions are SQL functions that partition the database output into smaller sections, or windows. Aggregate functions, combined with a group by, are window functions. But more explicit, functions such as row_number(), rank(), dense_rank(), etc. are window functions as they explicitly partition the output based on a column.</text:span></text:p>
      <text:p text:style-name="Standard"/>
      <text:p text:style-name="Standard"/>
      <text:p text:style-name="Standard"/>
      <text:p text:style-name="Standard"/>
      <text:p text:style-name="Standard"/>
      <text:p text:style-name="Standard"><text:soft-page-break/><text:span text:style-name="T1">8.) </text:span>Explain Ranking Functions? GIven a small table , write the output.</text:p>
      <text:p text:style-name="Standard"><text:tab/><text:span text:style-name="T11">Ranking is a specific method of sorting data used heavily in statistical methods. </text:span></text:p>
      <table:table table:name="Table1" table:style-name="Table1">
        <table:table-column table:style-name="Table1.A" table:number-columns-repeated="4"/>
        <table:table-row>
          <table:table-cell table:style-name="Table1.A1" office:value-type="string">
            <text:p text:style-name="P1">Employee Num</text:p>
          </table:table-cell>
          <table:table-cell table:style-name="Table1.A1" office:value-type="string">
            <text:p text:style-name="P1">Employee Name</text:p>
          </table:table-cell>
          <table:table-cell table:style-name="Table1.A1" office:value-type="string">
            <text:p text:style-name="P1">Hire date</text:p>
          </table:table-cell>
          <table:table-cell table:style-name="Table1.D1" office:value-type="string">
            <text:p text:style-name="P1">rank()</text:p>
          </table:table-cell>
        </table:table-row>
        <table:table-row>
          <table:table-cell table:style-name="Table1.A2" office:value-type="string">
            <text:p text:style-name="P1">1</text:p>
          </table:table-cell>
          <table:table-cell table:style-name="Table1.A2" office:value-type="string">
            <text:p text:style-name="P1">Frank</text:p>
          </table:table-cell>
          <table:table-cell table:style-name="Table1.A2" office:value-type="string">
            <text:p text:style-name="P1">2012-09-15</text:p>
          </table:table-cell>
          <table:table-cell table:style-name="Table1.D2" office:value-type="string">
            <text:p text:style-name="P1">2</text:p>
          </table:table-cell>
        </table:table-row>
        <table:table-row>
          <table:table-cell table:style-name="Table1.A2" office:value-type="string">
            <text:p text:style-name="P1">2</text:p>
          </table:table-cell>
          <table:table-cell table:style-name="Table1.A2" office:value-type="string">
            <text:p text:style-name="P1">Lisa</text:p>
          </table:table-cell>
          <table:table-cell table:style-name="Table1.A2" office:value-type="string">
            <text:p text:style-name="P1">2012-09-14</text:p>
          </table:table-cell>
          <table:table-cell table:style-name="Table1.D2" office:value-type="string">
            <text:p text:style-name="P1">3</text:p>
          </table:table-cell>
        </table:table-row>
        <table:table-row>
          <table:table-cell table:style-name="Table1.A2" office:value-type="string">
            <text:p text:style-name="P1">3</text:p>
          </table:table-cell>
          <table:table-cell table:style-name="Table1.A2" office:value-type="string">
            <text:p text:style-name="P1">Homer</text:p>
          </table:table-cell>
          <table:table-cell table:style-name="Table1.A2" office:value-type="string">
            <text:p text:style-name="P1">2011-10-10</text:p>
          </table:table-cell>
          <table:table-cell table:style-name="Table1.D2" office:value-type="string">
            <text:p text:style-name="P1">4</text:p>
          </table:table-cell>
        </table:table-row>
        <table:table-row>
          <table:table-cell table:style-name="Table1.A2" office:value-type="string">
            <text:p text:style-name="P1">4</text:p>
          </table:table-cell>
          <table:table-cell table:style-name="Table1.A2" office:value-type="string">
            <text:p text:style-name="P1">Marge</text:p>
          </table:table-cell>
          <table:table-cell table:style-name="Table1.A2" office:value-type="string">
            <text:p text:style-name="P1">2011-10-10</text:p>
          </table:table-cell>
          <table:table-cell table:style-name="Table1.D2" office:value-type="string">
            <text:p text:style-name="P1">4</text:p>
          </table:table-cell>
        </table:table-row>
        <table:table-row>
          <table:table-cell table:style-name="Table1.A2" office:value-type="string">
            <text:p text:style-name="P1">5</text:p>
          </table:table-cell>
          <table:table-cell table:style-name="Table1.A2" office:value-type="string">
            <text:p text:style-name="P1">Bart</text:p>
          </table:table-cell>
          <table:table-cell table:style-name="Table1.A2" office:value-type="string">
            <text:p text:style-name="P1">2013-12-2</text:p>
          </table:table-cell>
          <table:table-cell table:style-name="Table1.D2" office:value-type="string">
            <text:p text:style-name="P1">1</text:p>
          </table:table-cell>
        </table:table-row>
      </table:table>
      <text:p text:style-name="Standard"/>
      <text:p text:style-name="Standard"><text:span text:style-name="T1">9.) </text:span>Types of Joins? With example and usecase. All the number of records return and exact records.</text:p>
      <text:p text:style-name="Standard"><text:tab/><text:span text:style-name="T12">Left/right join, </text:span><text:span text:style-name="T13">returns all the results from the left/right table and any data from the right/left where the on clause condition is met. An example of when to use: you’re interested in customer data where the customer has or has not bought something.</text:span></text:p>
      <text:p text:style-name="Standard"><text:tab/><text:span text:style-name="T14">Anti-left/Anti-right join, </text:span><text:span text:style-name="T13">returns results from the left/right table where no data is found in the right/left table. An example of when to use: you’re interested in customer data where the customer has not bought anything.</text:span></text:p>
      <text:p text:style-name="Standard"><text:tab/><text:span text:style-name="T15">inner join, </text:span><text:span text:style-name="T13">returns the data where the on clause condition is met and data is present in both the right and left tables. An example of when to use: you’re interested in </text:span><text:span text:style-name="T16">customers that have bought something</text:span></text:p>
      <text:p text:style-name="Standard"><text:tab/><text:span text:style-name="T17">full</text:span><text:span text:style-name="T15"> join, </text:span><text:span text:style-name="T18">returns </text:span><text:span text:style-name="T17">all table data </text:span><text:span text:style-name="T19">from left and right. Where there is no matching data from right/left table it returns null. </text:span><text:span text:style-name="T20">An example of when to use: you’re interested in customer data (whether they’ve bought anything or not) and you’re also interested in data from purchases.</text:span></text:p>
      <text:p text:style-name="Standard"><text:tab/><text:span text:style-name="T18">self</text:span><text:span text:style-name="T15"> join, </text:span><text:span text:style-name="T21">see below.</text:span></text:p>
      <text:p text:style-name="Standard"><text:span text:style-name="T1">10.) </text:span>Use case when self join is required.</text:p>
      <text:p text:style-name="Standard"><text:tab/><text:span text:style-name="T11">When an entity references itself, such as a manager (who is himself an employee who is managed) who manages employees. There’s an inherent self-reference that models well with a self join.</text:span></text:p>
      <text:p text:style-name="Standard"><text:span text:style-name="T1">11.) </text:span>What is subquery?</text:p>
      <text:p text:style-name="Standard"><text:tab/><text:span text:style-name="T22">A query that is ran as a part of the current query. Specific details depends on where the subquery is set up in. </text:span></text:p>
      <text:p text:style-name="Standard"><text:span text:style-name="T1">12.) </text:span>What is corelated subquery?</text:p>
      <text:p text:style-name="Standard"><text:tab/><text:span text:style-name="T22">A query that is ran as a part of the current query and cannot be ran independently because it requires the values returned as part of the outer query.</text:span></text:p>
      <text:p text:style-name="Standard"><text:span text:style-name="T1">13.) </text:span>What is CTE?</text:p>
      <text:p text:style-name="Standard"><text:tab/><text:span text:style-name="T23">Common table expressions, a way to package a query output so it is fully available to another query. This is in contrast to a subquery, since the order of processing of a sql query means some of the data might not be available while the query is executing so cannot be filtered by a where, etc.</text:span></text:p>
      <text:p text:style-name="Standard"><text:span text:style-name="T1">14.) </text:span>What is derived table?</text:p>
      <text:p text:style-name="Standard"><text:tab/><text:span text:style-name="T24">The name given to the table-like objects, such as a subquery. The output acts, for all intents and purposes, like a table to the query but it is only a temporary table as it is in-memory and will only exist for the lifetime of the query that created it.</text:span></text:p>
      <text:p text:style-name="Standard"><text:span text:style-name="T1">1</text:span><text:span text:style-name="T25">5</text:span><text:span text:style-name="T1">.) </text:span>Find third highest employee based on salary?</text:p>
      <text:p text:style-name="Standard"><text:tab/><text:span text:style-name="T26">SELECT employee_name FROM (</text:span></text:p>
      <text:p text:style-name="Standard"><text:tab/><text:tab/><text:span text:style-name="T26">SELECT employee_name, row_number() over (order by salary desc) as rnk</text:span></text:p>
      <text:p text:style-name="Standard"><text:tab/><text:tab/><text:span text:style-name="T26">FROM employee</text:span></text:p>
      <text:p text:style-name="Standard"><text:tab/><text:span text:style-name="T26">)</text:span></text:p>
      <text:p text:style-name="Standard"><text:tab/><text:span text:style-name="T26">where rnk = 3</text:span></text:p>
      <text:p text:style-name="Standard"><text:soft-page-break/><text:span text:style-name="T1">1</text:span><text:span text:style-name="T25">6</text:span><text:span text:style-name="T1">.) </text:span>Find third highest employee based on salary per department?</text:p>
      <text:p text:style-name="P2"><text:tab/><text:span text:style-name="T26">SELECT employee_name FROM (</text:span></text:p>
      <text:p text:style-name="P2"><text:tab/><text:tab/><text:span text:style-name="T26">SELECT employee_name, row_number() over (partition by </text:span><text:span text:style-name="T27">department </text:span><text:span text:style-name="T26">order by salary desc) as rnk</text:span></text:p>
      <text:p text:style-name="P2"><text:tab/><text:tab/><text:span text:style-name="T26">FROM employee</text:span></text:p>
      <text:p text:style-name="P2"><text:tab/><text:span text:style-name="T26">)</text:span></text:p>
      <text:p text:style-name="P2"><text:tab/><text:span text:style-name="T26">where rnk = 3</text:span></text:p>
      <text:p text:style-name="Standard"><text:span text:style-name="T1">1</text:span><text:span text:style-name="T25">7</text:span><text:span text:style-name="T1">.) </text:span>How to find duplicate values in a single column?</text:p>
      <text:p text:style-name="Standard"><text:tab/><text:span text:style-name="T28">SELECT colName FROM table_name GROUP BY colName HAVING COUNT(colName) &gt; 2</text:span></text:p>
      <text:p text:style-name="Standard"><text:span text:style-name="T1">1</text:span><text:span text:style-name="T25">8</text:span><text:span text:style-name="T1">.) </text:span>How to find duplicate values in a multiple column?</text:p>
      <text:p text:style-name="P3"><text:tab/><text:span text:style-name="T28">SELECT colName</text:span><text:span text:style-name="T29">1, colName2, ...</text:span><text:span text:style-name="T28"> FROM table_name GROUP BY colName</text:span><text:span text:style-name="T29">1, colName2, ...</text:span><text:span text:style-name="T28"> HAVING COUNT(</text:span><text:span text:style-name="T29">*</text:span><text:span text:style-name="T28">) &gt; 2</text:span><text:tab/></text:p>
      <text:p text:style-name="Standard"><text:span text:style-name="T25">19</text:span><text:span text:style-name="T1">.) </text:span>What are ACID properties?</text:p>
      <text:p text:style-name="Standard"><text:tab/><text:span text:style-name="T30">A</text:span><text:span text:style-name="T31">tomicity</text:span></text:p>
      <text:p text:style-name="Standard"><text:tab/><text:tab/><text:span text:style-name="T31">A transaction is as small as it needs to be, and touches as few pieces of the DB as needed. If you’re updating the account balance of a customer, there’s no reason to touch the address.</text:span></text:p>
      <text:p text:style-name="Standard"><text:tab/><text:span text:style-name="T30">C</text:span><text:span text:style-name="T31">onsistency</text:span></text:p>
      <text:p text:style-name="Standard"><text:tab/><text:tab/><text:span text:style-name="T32">Any rules for valid data state will be adhered to without fail.</text:span></text:p>
      <text:p text:style-name="Standard"><text:tab/><text:span text:style-name="T30">I</text:span><text:span text:style-name="T31">solation</text:span></text:p>
      <text:p text:style-name="Standard"><text:tab/><text:tab/><text:span text:style-name="T33">Each transaction runs on its own, and does not influence future transactions.</text:span></text:p>
      <text:p text:style-name="Standard"><text:tab/><text:span text:style-name="T30">D</text:span><text:span text:style-name="T31">urability</text:span></text:p>
      <text:p text:style-name="Standard"><text:tab/><text:tab/><text:span text:style-name="T34">After a transaction is finished and accepted, it is final. There won’t be a power outage and the DB state reverts back to some previous state.</text:span></text:p>
      <text:p text:style-name="Standard"><text:span text:style-name="T1">2</text:span><text:span text:style-name="T25">0</text:span><text:span text:style-name="T1">.) </text:span>Diff between union and union all</text:p>
      <text:p text:style-name="Standard"><text:tab/><text:span text:style-name="T35">Union represents a more set-like union, and duplicates are removed. Union all includes the duplicates. Both represent the intersection between two tables.</text:span></text:p>
      <text:p text:style-name="Standard"><text:span text:style-name="T1">2</text:span><text:span text:style-name="T25">1</text:span><text:span text:style-name="T1">.) </text:span>Diff between primary key and unique key</text:p>
      <text:p text:style-name="Standard"><text:tab/><text:span text:style-name="T30">A primary key is a unique key, a unique key might not be a primary key as it might be a part of a composite key.</text:span></text:p>
      <text:p text:style-name="Standard"><text:span text:style-name="T1">2</text:span><text:span text:style-name="T25">2</text:span><text:span text:style-name="T1">.) </text:span>Diff between truncate and delete</text:p>
      <text:p text:style-name="Standard"><text:tab/><text:span text:style-name="T30">Delete </text:span><text:span text:style-name="T36">works on the data, allowing you to remove specific records from the table. Truncate works on the table, emptying all the records.</text:span></text:p>
      <text:p text:style-name="Standard"><text:span text:style-name="T1">2</text:span><text:span text:style-name="T25">3</text:span><text:span text:style-name="T1">.) </text:span>Diff between having and where</text:p>
      <text:p text:style-name="Standard"><text:tab/><text:span text:style-name="T30">Having allows filtering based on aggregated data, whereas where can only operate on the direct output.</text:span></text:p>
      <text:p text:style-name="P4"><text:span text:style-name="T1">2</text:span><text:span text:style-name="T25">4</text:span><text:span text:style-name="T1">.) </text:span>SQL query execution order.</text:p>
      <text:p text:style-name="P4"><text:tab/><text:span text:style-name="T37">FROM,</text:span></text:p>
      <text:p text:style-name="P4"><text:tab/><text:span text:style-name="T37">WHERE,</text:span></text:p>
      <text:p text:style-name="P4"><text:tab/><text:span text:style-name="T37">GROUP BY</text:span></text:p>
      <text:p text:style-name="P4"><text:tab/><text:span text:style-name="T37">HAVING</text:span></text:p>
      <text:p text:style-name="P4"><text:tab/><text:span text:style-name="T37">ORDER BY</text:span></text:p>
      <text:p text:style-name="P4"><text:tab/><text:span text:style-name="T37">SELECT</text:span></text:p>
      <text:p text:style-name="P4"><text:span text:style-name="T25">25.) </text:span>What are indexes? Types of Indexes and their differences.</text:p>
      <text:p text:style-name="P4"><text:tab/><text:span text:style-name="T38">Indexes are alternate orderings of the data in a data table. For instance, while the primary key is a common way to order data for the database’s functions, if you are commonly operating on the date then it is a good idea to add an index on the date as lookups and sorting will already be available to the database.</text:span></text:p>
      <text:p text:style-name="Standard"><text:span text:style-name="T1">2</text:span><text:span text:style-name="T25">6</text:span><text:span text:style-name="T1">.) </text:span>Ways to optimize sql query?</text:p>
      <text:p text:style-name="Standard"><text:soft-page-break/><text:tab/><text:span text:style-name="T38">Add indices to tables using commonly worked with data, evaluate if the level of normalization is appropriate for your use-cas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10:57:49.834911100</meta:creation-date>
    <dc:date>2025-12-02T14:31:45.356567400</dc:date>
    <meta:editing-duration>PT3H33M36S</meta:editing-duration>
    <meta:editing-cycles>41</meta:editing-cycles>
    <meta:generator>LibreOffice/25.8.3.2$Windows_X86_64 LibreOffice_project/8ca8d55c161d602844f5428fa4b58097424e324e</meta:generator>
    <meta:document-statistic meta:table-count="1" meta:image-count="0" meta:object-count="0" meta:page-count="4" meta:paragraph-count="108" meta:word-count="1377" meta:character-count="8075" meta:non-whitespace-character-count="6726"/>
  </office:meta>
</office:document-meta>
</file>